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svg:stroke-width="0.051cm" draw:marker-start-width="0.381cm" draw:marker-end="Rounded_20_short_20_Arrow" draw:marker-end-width="0.584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1.5cm" svg:x="9cm" svg:y="3cm">
          <text:p text:style-name="P1">Simple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2.5cm" svg:x="9cm" svg:y="4.5cm">
          <text:p text:style-name="P2">+switchOn()</text:p>
          <text:p text:style-name="P2">+switchOff()</text:p>
          <text:p text:style-name="P2">+isSwitchedOn():boolean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cm" svg:height="1.5cm" svg:x="9cm" svg:y="8.5cm">
          <text:p text:style-name="P1"><text:span text:style-name="T1">Limited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cm" svg:height="2.5cm" svg:x="9cm" svg:y="10cm">
          <text:p text:style-name="P2">+switchOn() {leaf}</text:p>
          <text:p text:style-name="P2">+<text:span text:style-name="T1">isOver():boolean</text:span></text:p>
          <text:p text:style-name="P2"><text:span text:style-name="T1">#okSwi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47cm" svg:y1="8.5cm" svg:x2="12.747cm" svg:y2="7cm">
          <text:p/>
        </draw:line>
        <draw:line draw:style-name="gr2" draw:text-style-name="P1" draw:layer="layout" svg:x1="12.747cm" svg:y1="14cm" svg:x2="12.747cm" svg:y2="12.5cm">
          <text:p/>
        </draw:line>
        <draw:custom-shape draw:style-name="gr1" draw:text-style-name="P4" draw:layer="layout" svg:width="5.7cm" svg:height="1.52cm" svg:x="1.8cm" svg:y="15.84cm">
          <text:p text:style-name="P1"><text:span text:style-name="T2">Unlimited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1.9cm" svg:x="1.8cm" svg:y="17.36cm">
          <text:p text:style-name="P2"><text:span text:style-name="T2">+isOver():boolean</text:span></text:p>
          <text:p text:style-name="P2"><text:span text:style-name="T2">#okSwi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5.7cm" svg:height="1.52cm" svg:x="9.9cm" svg:y="15.84cm">
          <text:p text:style-name="P1"><text:span text:style-name="T2">CountDown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1.9cm" svg:x="9.9cm" svg:y="17.36cm">
          <text:p text:style-name="P2"><text:span text:style-name="T2">+isOver():boolean</text:span></text:p>
          <text:p text:style-name="P2"><text:span text:style-name="T2">#okSwi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1cm" svg:height="1.52cm" svg:x="18.4cm" svg:y="15.84cm">
          <text:p text:style-name="P1"><text:span text:style-name="T2">ExpirationTimeL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1.9cm" svg:x="18.4cm" svg:y="17.36cm">
          <text:p text:style-name="P2"><text:span text:style-name="T2">+isOver():boolean</text:span></text:p>
          <text:p text:style-name="P2"><text:span text:style-name="T2">#okSwi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.5cm" svg:y1="14cm" svg:x2="21.5cm" svg:y2="14cm">
          <text:p/>
        </draw:line>
        <draw:line draw:style-name="gr3" draw:text-style-name="P1" draw:layer="layout" svg:x1="4.5cm" svg:y1="15.9cm" svg:x2="4.5cm" svg:y2="14cm">
          <text:p/>
        </draw:line>
        <draw:line draw:style-name="gr3" draw:text-style-name="P1" draw:layer="layout" svg:x1="21.5cm" svg:y1="15.9cm" svg:x2="21.5cm" svg:y2="14cm">
          <text:p/>
        </draw:line>
        <draw:line draw:style-name="gr3" draw:text-style-name="P1" draw:layer="layout" svg:x1="12.5cm" svg:y1="15.9cm" svg:x2="12.5cm" svg:y2="14cm">
          <text:p/>
        </draw:line>
        <draw:custom-shape draw:style-name="gr4" draw:text-style-name="P1" draw:layer="layout" svg:width="8cm" svg:height="3cm" svg:x="18cm" svg:y="3.5cm">
          <text:p text:style-name="P1">Classi e metodi astratti indicati in corsivo in UML</text:p>
          <draw:enhanced-geometry svg:viewBox="0 0 21600 21600" draw:glue-points="10800 0 0 10800 10800 21600 21600 10800 ?f40 ?f41" draw:text-areas="0 0 21600 21600" draw:type="rectangular-callout" draw:modifiers="-6678.96512935883 39126.1579473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8cm" svg:height="3cm" svg:x="18cm" svg:y="9.4cm">
          <text:p text:style-name="P1">Proprietà finale indicabile con l'attributo "leaf"</text:p>
          <draw:enhanced-geometry svg:viewBox="0 0 21600 21600" draw:glue-points="10800 0 0 10800 10800 21600 21600 10800 ?f40 ?f41" draw:text-areas="0 0 21600 21600" draw:type="rectangular-callout" draw:modifiers="-8701.01237345332 6722.55914695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41S</meta:editing-duration>
    <meta:editing-cycles>20</meta:editing-cycles>
    <meta:generator>LibreOffice/3.6$Linux_X86_64 LibreOffice_project/360m1$Build-2</meta:generator>
    <dc:date>2013-08-11T00:17:18</dc:date>
    <meta:document-statistic meta:object-count="18"/>
  </office:meta>
</office:document-meta>
</file>